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trict.add( ResourceSelector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trict.isFilesystemOnl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trict.dieOnCircularReference( Stack stk , Project 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trict.setCache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trict.add( ResourceCollection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trict.getCollect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strict.is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trict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trict.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trict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